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598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7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900ff"/>
    </style:style>
    <style:style style:name="ce2" style:family="table-cell" style:parent-style-name="Default">
      <style:text-properties fo:color="#9900ff"/>
    </style:style>
    <style:style style:name="ce3" style:family="table-cell" style:parent-style-name="Default" style:data-style-name="N99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Mesma Categoria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2 = 62247.html </text:p>
          </table:table-cell>
          <table:table-cell table:style-name="ce1" office:value-type="string" calcext:value-type="string" table:number-columns-spanned="3" table:number-rows-spanned="1">
            <text:p>Replace antes do if folhas alteracao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Replace(1)</text:p>
          </table:table-cell>
          <table:table-cell office:value-type="string" calcext:value-type="string">
            <text:p>Replace(2)</text:p>
          </table:table-cell>
          <table:table-cell office:value-type="string" calcext:value-type="string">
            <text:p>Replace(3)</text:p>
          </table:table-cell>
          <table:table-cell office:value-type="string" calcext:value-type="string">
            <text:p>Replace(1)</text:p>
          </table:table-cell>
          <table:table-cell office:value-type="string" calcext:value-type="string">
            <text:p>Replace(2)</text:p>
          </table:table-cell>
          <table:table-cell office:value-type="string" calcext:value-type="string">
            <text:p>Replace(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132.html</text:p>
          </table:table-cell>
          <table:table-cell office:value-type="float" office:value="88" calcext:value-type="float">
            <text:p>88</text:p>
          </table:table-cell>
          <table:table-cell office:value-type="float" office:value="1520" calcext:value-type="float">
            <text:p>1520</text:p>
          </table:table-cell>
          <table:table-cell office:value-type="float" office:value="1533" calcext:value-type="float">
            <text:p>1533</text:p>
          </table:table-cell>
          <table:table-cell office:value-type="float" office:value="570" calcext:value-type="float">
            <text:p>570</text:p>
          </table:table-cell>
          <table:table-cell office:value-type="float" office:value="1518" calcext:value-type="float">
            <text:p>1518</text:p>
          </table:table-cell>
          <table:table-cell office:value-type="float" office:value="1533" calcext:value-type="float">
            <text:p>1533</text:p>
          </table:table-cell>
          <table:table-cell/>
          <table:table-cell table:style-name="ce3" table:formula="of:=EXACT([.A3];[#REF!])" office:value-type="string" office:string-value="#REF!" calcext:value-type="error">
            <text:p>#REF!</text:p>
          </table:table-cell>
        </table:table-row>
        <table:table-row table:style-name="ro1">
          <table:table-cell office:value-type="string" calcext:value-type="string">
            <text:p>61133.html</text:p>
          </table:table-cell>
          <table:table-cell office:value-type="float" office:value="75" calcext:value-type="float">
            <text:p>75</text:p>
          </table:table-cell>
          <table:table-cell office:value-type="float" office:value="286" calcext:value-type="float">
            <text:p>286</text:p>
          </table:table-cell>
          <table:table-cell office:value-type="float" office:value="291" calcext:value-type="float">
            <text:p>291</text:p>
          </table:table-cell>
          <table:table-cell office:value-type="float" office:value="182" calcext:value-type="float">
            <text:p>182</text:p>
          </table:table-cell>
          <table:table-cell office:value-type="float" office:value="286" calcext:value-type="float">
            <text:p>286</text:p>
          </table:table-cell>
          <table:table-cell office:value-type="float" office:value="291" calcext:value-type="float">
            <text:p>291</text:p>
          </table:table-cell>
          <table:table-cell/>
          <table:table-cell table:style-name="ce3" table:formula="of:=EXACT([.A4];[#REF!])" office:value-type="string" office:string-value="#REF!" calcext:value-type="error">
            <text:p>#REF!</text:p>
          </table:table-cell>
        </table:table-row>
        <table:table-row table:style-name="ro1">
          <table:table-cell office:value-type="string" calcext:value-type="string">
            <text:p>61676.html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3" table:formula="of:=EXACT([.A5];[#REF!])" office:value-type="string" office:string-value="#REF!" calcext:value-type="error">
            <text:p>#REF!</text:p>
          </table:table-cell>
        </table:table-row>
        <table:table-row table:style-name="ro1">
          <table:table-cell office:value-type="string" calcext:value-type="string">
            <text:p>61677.html</text:p>
          </table:table-cell>
          <table:table-cell office:value-type="float" office:value="88" calcext:value-type="float">
            <text:p>88</text:p>
          </table:table-cell>
          <table:table-cell office:value-type="float" office:value="1520" calcext:value-type="float">
            <text:p>1520</text:p>
          </table:table-cell>
          <table:table-cell office:value-type="float" office:value="1533" calcext:value-type="float">
            <text:p>1533</text:p>
          </table:table-cell>
          <table:table-cell office:value-type="float" office:value="570" calcext:value-type="float">
            <text:p>570</text:p>
          </table:table-cell>
          <table:table-cell office:value-type="float" office:value="1518" calcext:value-type="float">
            <text:p>1518</text:p>
          </table:table-cell>
          <table:table-cell office:value-type="float" office:value="1533" calcext:value-type="float">
            <text:p>1533</text:p>
          </table:table-cell>
          <table:table-cell/>
          <table:table-cell table:style-name="ce3" table:formula="of:=EXACT([.A6];[#REF!])" office:value-type="string" office:string-value="#REF!" calcext:value-type="error">
            <text:p>#REF!</text:p>
          </table:table-cell>
        </table:table-row>
        <table:table-row table:style-name="ro1">
          <table:table-cell office:value-type="string" calcext:value-type="string">
            <text:p>61678.html</text:p>
          </table:table-cell>
          <table:table-cell office:value-type="float" office:value="61" calcext:value-type="float">
            <text:p>61</text:p>
          </table:table-cell>
          <table:table-cell office:value-type="float" office:value="278" calcext:value-type="float">
            <text:p>278</text:p>
          </table:table-cell>
          <table:table-cell office:value-type="float" office:value="285" calcext:value-type="float">
            <text:p>285</text:p>
          </table:table-cell>
          <table:table-cell office:value-type="float" office:value="173" calcext:value-type="float">
            <text:p>173</text:p>
          </table:table-cell>
          <table:table-cell office:value-type="float" office:value="278" calcext:value-type="float">
            <text:p>278</text:p>
          </table:table-cell>
          <table:table-cell office:value-type="float" office:value="285" calcext:value-type="float">
            <text:p>285</text:p>
          </table:table-cell>
          <table:table-cell/>
          <table:table-cell table:style-name="ce3" table:formula="of:=EXACT([.A7];[#REF!])" office:value-type="string" office:string-value="#REF!" calcext:value-type="error">
            <text:p>#REF!</text:p>
          </table:table-cell>
        </table:table-row>
        <table:table-row table:style-name="ro1">
          <table:table-cell office:value-type="string" calcext:value-type="string">
            <text:p>61682.htm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table:formula="of:=EXACT([.A8];[#REF!])" office:value-type="string" office:string-value="#REF!" calcext:value-type="error">
            <text:p>#REF!</text:p>
          </table:table-cell>
        </table:table-row>
        <table:table-row table:style-name="ro1">
          <table:table-cell office:value-type="string" calcext:value-type="string">
            <text:p>61683.htm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3" table:formula="of:=EXACT([.A9];[#REF!])" office:value-type="string" office:string-value="#REF!" calcext:value-type="error">
            <text:p>#REF!</text:p>
          </table:table-cell>
        </table:table-row>
        <table:table-row table:style-name="ro1">
          <table:table-cell office:value-type="string" calcext:value-type="string">
            <text:p>62247.html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3" table:formula="of:=EXACT([.A10];[#REF!])" office:value-type="string" office:string-value="#REF!" calcext:value-type="error">
            <text:p>#REF!</text:p>
          </table:table-cell>
        </table:table-row>
        <table:table-row table:style-name="ro1">
          <table:table-cell office:value-type="string" calcext:value-type="string">
            <text:p>62248.html</text:p>
          </table:table-cell>
          <table:table-cell office:value-type="float" office:value="53" calcext:value-type="float">
            <text:p>53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169" calcext:value-type="float">
            <text:p>16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/>
          <table:table-cell table:style-name="ce3" table:formula="of:=EXACT([.A11];[#REF!])" office:value-type="string" office:string-value="#REF!" calcext:value-type="error">
            <text:p>#REF!</text:p>
          </table:table-cell>
        </table:table-row>
        <table:table-row table:style-name="ro1">
          <table:table-cell office:value-type="string" calcext:value-type="string">
            <text:p>62249.html</text:p>
          </table:table-cell>
          <table:table-cell office:value-type="float" office:value="62" calcext:value-type="float">
            <text:p>62</text:p>
          </table:table-cell>
          <table:table-cell office:value-type="float" office:value="276" calcext:value-type="float">
            <text:p>276</text:p>
          </table:table-cell>
          <table:table-cell office:value-type="float" office:value="281" calcext:value-type="float">
            <text:p>281</text:p>
          </table:table-cell>
          <table:table-cell office:value-type="float" office:value="172" calcext:value-type="float">
            <text:p>172</text:p>
          </table:table-cell>
          <table:table-cell office:value-type="float" office:value="276" calcext:value-type="float">
            <text:p>276</text:p>
          </table:table-cell>
          <table:table-cell office:value-type="float" office:value="281" calcext:value-type="float">
            <text:p>281</text:p>
          </table:table-cell>
          <table:table-cell/>
          <table:table-cell table:style-name="ce3" table:formula="of:=EXACT([.A12];[#REF!])" office:value-type="string" office:string-value="#REF!" calcext:value-type="error">
            <text:p>#REF!</text:p>
          </table:table-cell>
        </table:table-row>
        <table:table-row table:style-name="ro1">
          <table:table-cell office:value-type="string" calcext:value-type="string">
            <text:p>62252.html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3" table:formula="of:=EXACT([.A13];[#REF!])" office:value-type="string" office:string-value="#REF!" calcext:value-type="error">
            <text:p>#REF!</text:p>
          </table:table-cell>
        </table:table-row>
        <table:table-row table:style-name="ro1">
          <table:table-cell office:value-type="string" calcext:value-type="string">
            <text:p>67255.html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 table:formula="of:=EXACT([.A14];[#REF!])" office:value-type="string" office:string-value="#REF!" calcext:value-type="error">
            <text:p>#REF!</text:p>
          </table:table-cell>
        </table:table-row>
        <table:table-row table:style-name="ro1">
          <table:table-cell office:value-type="string" calcext:value-type="string">
            <text:p>67264.html</text:p>
          </table:table-cell>
          <table:table-cell office:value-type="float" office:value="21" calcext:value-type="float">
            <text:p>21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65" calcext:value-type="float">
            <text:p>65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3" table:formula="of:=EXACT([.A15];[#REF!])" office:value-type="string" office:string-value="#REF!" calcext:value-type="error">
            <text:p>#REF!</text:p>
          </table:table-cell>
        </table:table-row>
        <table:table-row table:style-name="ro1">
          <table:table-cell office:value-type="string" calcext:value-type="string">
            <text:p>67282.html</text:p>
          </table:table-cell>
          <table:table-cell office:value-type="float" office:value="51" calcext:value-type="float">
            <text:p>51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190" calcext:value-type="float">
            <text:p>1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/>
          <table:table-cell table:style-name="ce3" table:formula="of:=EXACT([.A16];[#REF!])" office:value-type="string" office:string-value="#REF!" calcext:value-type="error">
            <text:p>#REF!</text:p>
          </table:table-cell>
        </table:table-row>
        <table:table-row table:style-name="ro1">
          <table:table-cell office:value-type="string" calcext:value-type="string">
            <text:p>67286.html</text:p>
          </table:table-cell>
          <table:table-cell office:value-type="float" office:value="39" calcext:value-type="float">
            <text:p>39</text:p>
          </table:table-cell>
          <table:table-cell office:value-type="float" office:value="293" calcext:value-type="float">
            <text:p>293</text:p>
          </table:table-cell>
          <table:table-cell office:value-type="float" office:value="298" calcext:value-type="float">
            <text:p>298</text:p>
          </table:table-cell>
          <table:table-cell office:value-type="float" office:value="188" calcext:value-type="float">
            <text:p>188</text:p>
          </table:table-cell>
          <table:table-cell office:value-type="float" office:value="293" calcext:value-type="float">
            <text:p>293</text:p>
          </table:table-cell>
          <table:table-cell office:value-type="float" office:value="298" calcext:value-type="float">
            <text:p>298</text:p>
          </table:table-cell>
          <table:table-cell/>
          <table:table-cell table:style-name="ce3" table:formula="of:=EXACT([.A17];[#REF!])" office:value-type="string" office:string-value="#REF!" calcext:value-type="error">
            <text:p>#REF!</text:p>
          </table:table-cell>
        </table:table-row>
        <table:table-row table:style-name="ro1">
          <table:table-cell office:value-type="string" calcext:value-type="string">
            <text:p>67395.html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" table:formula="of:=EXACT([.A18];[#REF!])" office:value-type="string" office:string-value="#REF!" calcext:value-type="error">
            <text:p>#REF!</text:p>
          </table:table-cell>
        </table:table-row>
        <table:table-row table:style-name="ro1">
          <table:table-cell office:value-type="string" calcext:value-type="string">
            <text:p>67448.html</text:p>
          </table:table-cell>
          <table:table-cell office:value-type="float" office:value="30" calcext:value-type="float">
            <text:p>30</text:p>
          </table:table-cell>
          <table:table-cell office:value-type="float" office:value="283" calcext:value-type="float">
            <text:p>283</text:p>
          </table:table-cell>
          <table:table-cell office:value-type="float" office:value="288" calcext:value-type="float">
            <text:p>288</text:p>
          </table:table-cell>
          <table:table-cell office:value-type="float" office:value="179" calcext:value-type="float">
            <text:p>179</text:p>
          </table:table-cell>
          <table:table-cell office:value-type="float" office:value="283" calcext:value-type="float">
            <text:p>283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3" table:formula="of:=EXACT([.A19];[#REF!])" office:value-type="string" office:string-value="#REF!" calcext:value-type="error">
            <text:p>#REF!</text:p>
          </table:table-cell>
        </table:table-row>
        <table:table-row table:style-name="ro1">
          <table:table-cell office:value-type="string" calcext:value-type="string">
            <text:p>67458.html</text:p>
          </table:table-cell>
          <table:table-cell office:value-type="float" office:value="88" calcext:value-type="float">
            <text:p>88</text:p>
          </table:table-cell>
          <table:table-cell office:value-type="float" office:value="1520" calcext:value-type="float">
            <text:p>1520</text:p>
          </table:table-cell>
          <table:table-cell office:value-type="float" office:value="1533" calcext:value-type="float">
            <text:p>1533</text:p>
          </table:table-cell>
          <table:table-cell office:value-type="float" office:value="570" calcext:value-type="float">
            <text:p>570</text:p>
          </table:table-cell>
          <table:table-cell office:value-type="float" office:value="1518" calcext:value-type="float">
            <text:p>1518</text:p>
          </table:table-cell>
          <table:table-cell office:value-type="float" office:value="1533" calcext:value-type="float">
            <text:p>1533</text:p>
          </table:table-cell>
          <table:table-cell/>
          <table:table-cell table:style-name="ce3" table:formula="of:=EXACT([.A20];[#REF!])" office:value-type="string" office:string-value="#REF!" calcext:value-type="error">
            <text:p>#REF!</text:p>
          </table:table-cell>
        </table:table-row>
        <table:table-row table:style-name="ro1">
          <table:table-cell office:value-type="string" calcext:value-type="string">
            <text:p>67463.html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60" calcext:value-type="float">
            <text:p>60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formula="of:=EXACT([.A21];[#REF!])" office:value-type="string" office:string-value="#REF!" calcext:value-type="error">
            <text:p>#REF!</text:p>
          </table:table-cell>
        </table:table-row>
        <table:table-row table:style-name="ro1">
          <table:table-cell office:value-type="string" calcext:value-type="string">
            <text:p>67476.html</text:p>
          </table:table-cell>
          <table:table-cell office:value-type="float" office:value="43" calcext:value-type="float">
            <text:p>43</text:p>
          </table:table-cell>
          <table:table-cell office:value-type="float" office:value="293" calcext:value-type="float">
            <text:p>293</text:p>
          </table:table-cell>
          <table:table-cell office:value-type="float" office:value="298" calcext:value-type="float">
            <text:p>298</text:p>
          </table:table-cell>
          <table:table-cell office:value-type="float" office:value="189" calcext:value-type="float">
            <text:p>189</text:p>
          </table:table-cell>
          <table:table-cell office:value-type="float" office:value="293" calcext:value-type="float">
            <text:p>293</text:p>
          </table:table-cell>
          <table:table-cell office:value-type="float" office:value="298" calcext:value-type="float">
            <text:p>298</text:p>
          </table:table-cell>
          <table:table-cell/>
          <table:table-cell table:style-name="ce3" table:formula="of:=EXACT([.A22];[#REF!])" office:value-type="string" office:string-value="#REF!" calcext:value-type="error">
            <text:p>#REF!</text:p>
          </table:table-cell>
        </table:table-row>
        <table:table-row table:style-name="ro1">
          <table:table-cell office:value-type="string" calcext:value-type="string">
            <text:p>67651.html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style-name="ce3" table:formula="of:=EXACT([.A23];[#REF!])" office:value-type="string" office:string-value="#REF!" calcext:value-type="error">
            <text:p>#REF!</text:p>
          </table:table-cell>
        </table:table-row>
        <table:table-row table:style-name="ro1">
          <table:table-cell office:value-type="string" calcext:value-type="string">
            <text:p>67662.html</text:p>
          </table:table-cell>
          <table:table-cell office:value-type="float" office:value="46" calcext:value-type="float">
            <text:p>46</text:p>
          </table:table-cell>
          <table:table-cell office:value-type="float" office:value="294" calcext:value-type="float">
            <text:p>294</text:p>
          </table:table-cell>
          <table:table-cell office:value-type="float" office:value="301" calcext:value-type="float">
            <text:p>301</text:p>
          </table:table-cell>
          <table:table-cell office:value-type="float" office:value="189" calcext:value-type="float">
            <text:p>189</text:p>
          </table:table-cell>
          <table:table-cell office:value-type="float" office:value="294" calcext:value-type="float">
            <text:p>294</text:p>
          </table:table-cell>
          <table:table-cell office:value-type="float" office:value="301" calcext:value-type="float">
            <text:p>301</text:p>
          </table:table-cell>
          <table:table-cell/>
          <table:table-cell table:style-name="ce3" table:formula="of:=EXACT([.A24];[#REF!])" office:value-type="string" office:string-value="#REF!" calcext:value-type="error">
            <text:p>#REF!</text:p>
          </table:table-cell>
        </table:table-row>
        <table:table-row table:style-name="ro1">
          <table:table-cell office:value-type="string" calcext:value-type="string">
            <text:p>67740.htm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table:style-name="ce3" table:formula="of:=EXACT([.A25];[#REF!])" office:value-type="string" office:string-value="#REF!" calcext:value-type="error">
            <text:p>#REF!</text:p>
          </table:table-cell>
        </table:table-row>
        <table:table-row table:style-name="ro1">
          <table:table-cell office:value-type="string" calcext:value-type="string">
            <text:p>67743.html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5" calcext:value-type="float">
            <text:p>65</text:p>
          </table:table-cell>
          <table:table-cell/>
          <table:table-cell table:style-name="ce3" table:formula="of:=EXACT([.A26];[#REF!])" office:value-type="string" office:string-value="#REF!" calcext:value-type="error">
            <text:p>#REF!</text:p>
          </table:table-cell>
        </table:table-row>
        <table:table-row table:style-name="ro1">
          <table:table-cell office:value-type="string" calcext:value-type="string">
            <text:p>67758.html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3" table:formula="of:=EXACT([.A27];[#REF!])" office:value-type="string" office:string-value="#REF!" calcext:value-type="error">
            <text:p>#REF!</text:p>
          </table:table-cell>
        </table:table-row>
        <table:table-row table:style-name="ro1" table:number-rows-repeated="104854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iversas Categorias" table:style-name="ta1"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2 = 62247.html </text:p>
          </table:table-cell>
          <table:table-cell table:style-name="ce4" office:value-type="string" calcext:value-type="string" table:number-columns-spanned="3" table:number-rows-spanned="1">
            <text:p>Anterior a modificação para somente folh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Replace(1)</text:p>
          </table:table-cell>
          <table:table-cell office:value-type="string" calcext:value-type="string">
            <text:p>Replace(2)</text:p>
          </table:table-cell>
          <table:table-cell office:value-type="string" calcext:value-type="string">
            <text:p>Replace(3)</text:p>
          </table:table-cell>
        </table:table-row>
        <table:table-row table:style-name="ro1">
          <table:table-cell office:value-type="string" calcext:value-type="string">
            <text:p>americanas1.html</text:p>
          </table:table-cell>
          <table:table-cell office:value-type="float" office:value="3" calcext:value-type="float">
            <text:p>3</text:p>
          </table:table-cell>
          <table:table-cell office:value-type="float" office:value="1551" calcext:value-type="float">
            <text:p>1551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string" calcext:value-type="string">
            <text:p>casasbahia1.html</text:p>
          </table:table-cell>
          <table:table-cell office:value-type="float" office:value="180" calcext:value-type="float">
            <text:p>180</text:p>
          </table:table-cell>
          <table:table-cell office:value-type="float" office:value="967" calcext:value-type="float">
            <text:p>967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magazine_luiza1.html</text:p>
          </table:table-cell>
          <table:table-cell office:value-type="float" office:value="4" calcext:value-type="float">
            <text:p>4</text:p>
          </table:table-cell>
          <table:table-cell office:value-type="float" office:value="1550" calcext:value-type="float">
            <text:p>1550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string" calcext:value-type="string">
            <text:p>netshoes1.html</text:p>
          </table:table-cell>
          <table:table-cell office:value-type="float" office:value="230" calcext:value-type="float">
            <text:p>230</text:p>
          </table:table-cell>
          <table:table-cell office:value-type="float" office:value="1553" calcext:value-type="float">
            <text:p>1553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string" calcext:value-type="string">
            <text:p>ponto_frio-automotivo.html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onto_frio-bebes.html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onto_frio-BelezaSaude.html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onto_frio-brinquedos.html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onto_frio-eletrodomesticos.html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onto_frio-EletrodomesticosLinhaIndustrial.html</text:p>
          </table:table-cell>
          <table:table-cell office:value-type="float" office:value="155" calcext:value-type="float">
            <text:p>155</text:p>
          </table:table-cell>
          <table:table-cell office:value-type="float" office:value="303" calcext:value-type="float">
            <text:p>303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onto_frio-Eletronicos.html</text:p>
          </table:table-cell>
          <table:table-cell office:value-type="float" office:value="1005" calcext:value-type="float">
            <text:p>1005</text:p>
          </table:table-cell>
          <table:table-cell office:value-type="float" office:value="1068" calcext:value-type="float">
            <text:p>1068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ponto_frio-Eletroportateis.html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onto_frio-EsporteLazer.html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onto_frio-Ferramentas.html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ponto_frio-Games.html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onto_frio-Informatica.html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onto_frio-Moveis.html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onto_frio-papelaria.html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onto_frio-perfumesecosmeticos.html</text:p>
          </table:table-cell>
          <table:table-cell office:value-type="float" office:value="269" calcext:value-type="float">
            <text:p>269</text:p>
          </table:table-cell>
          <table:table-cell office:value-type="float" office:value="411" calcext:value-type="float">
            <text:p>41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ponto_frio-TelefoneseCelulares.html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onto_frio-UtilidadesDomesticas.html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walmart.html</text:p>
          </table:table-cell>
          <table:table-cell office:value-type="float" office:value="1" calcext:value-type="float">
            <text:p>1</text:p>
          </table:table-cell>
          <table:table-cell office:value-type="float" office:value="1549" calcext:value-type="float">
            <text:p>1549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 table:number-rows-repeated="104855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00/00/0000</text:date>, <text:time style:data-style-name="N2" text:time-value="0000-00-00T19:18:15.1766575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3T19:04:06</meta:creation-date>
    <meta:generator>LibreOffice/4.1.4.2$Linux_X86_64 LibreOffice_project/410m0$Build-2</meta:generator>
    <dc:date>2014-01-08T21:10:09.945368292</dc:date>
    <meta:editing-duration>PT7M19S</meta:editing-duration>
    <meta:editing-cycles>6</meta:editing-cycles>
    <meta:document-statistic meta:table-count="2" meta:cell-count="303" meta:object-count="0"/>
  </office:meta>
</office:document-meta>
</file>